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Num25"/>
    <style:style style:name="P2" style:family="paragraph" style:parent-style-name="Standard" style:list-style-name="WWNum26"/>
    <style:style style:name="P3" style:family="paragraph" style:parent-style-name="Standard">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ainstorming Ideas :-</text:p>
      <text:p text:style-name="Standard"/>
      <text:list xml:id="list3213535827440360904" text:style-name="WWNum25">
        <text:list-item>
          <text:p text:style-name="P1">Problems :- </text:p>
        </text:list-item>
      </text:list>
      <text:p text:style-name="Standard"/>
      <text:list xml:id="list7700246923065621551" text:style-name="WWNum26">
        <text:list-item>
          <text:p text:style-name="P2">I forget to drink water and waking up late on weekends </text:p>
          <text:p text:style-name="P2"/>
          <text:p text:style-name="P2">Solution - I could make an app which is type of an alarm which will rings on what time it will be sheduled and then the user takes the device to off the alarm then he will get reminded</text:p>
          <text:p text:style-name="P2">to wake up or drink w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shwat Shukla</meta:initial-creator>
    <meta:creation-date>2021-07-14T12:29:33.83</meta:creation-date>
    <meta:document-statistic meta:table-count="0" meta:image-count="0" meta:object-count="0" meta:page-count="1" meta:paragraph-count="5" meta:word-count="63" meta:character-count="303"/>
    <dc:date>2021-07-14T12:34:28.12</dc:date>
    <dc:creator>Shashwat Shukla</dc:creator>
    <meta:editing-duration>PT4M54S</meta:editing-duration>
    <meta:editing-cycles>1</meta:editing-cycles>
    <meta:generator>OpenOffice/4.1.10$Win32 OpenOffice.org_project/4110m2$Build-9807</meta:generator>
  </office:meta>
</office:document-meta>
</file>